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0abbe9" style:font-size-asian="18pt" style:font-weight-asian="bold" style:font-size-complex="18pt" style:font-weight-complex="bold"/>
    </style:style>
    <style:style style:name="P5" style:family="paragraph" style:parent-style-name="Standard">
      <style:text-properties officeooo:paragraph-rsid="0004240e"/>
    </style:style>
    <style:style style:name="P6" style:family="paragraph" style:parent-style-name="Standard">
      <style:text-properties fo:color="#002f6b" fo:font-size="18pt" officeooo:rsid="0004240e" officeooo:paragraph-rsid="0004240e" style:font-size-asian="18pt" style:font-size-complex="18pt"/>
    </style:style>
    <style:style style:name="P7" style:family="paragraph" style:parent-style-name="Standard">
      <style:text-properties fo:color="#002f6b" fo:font-size="18pt" officeooo:rsid="0004339e" officeooo:paragraph-rsid="0004240e" style:font-size-asian="18pt" style:font-size-complex="18pt"/>
    </style:style>
    <style:style style:name="P8" style:family="paragraph" style:parent-style-name="Standard">
      <style:text-properties fo:color="#000000" fo:font-size="18pt" officeooo:rsid="0004240e" officeooo:paragraph-rsid="0004240e" style:font-size-asian="18pt" style:font-size-complex="18pt"/>
    </style:style>
    <style:style style:name="P9" style:family="paragraph" style:parent-style-name="Standard">
      <style:text-properties fo:color="#000000" fo:font-size="18pt" officeooo:rsid="0004339e" officeooo:paragraph-rsid="0004476c" style:font-size-asian="18pt" style:font-size-complex="18pt"/>
    </style:style>
    <style:style style:name="P10" style:family="paragraph" style:parent-style-name="Standard">
      <style:text-properties fo:color="#000000" fo:font-size="18pt" officeooo:rsid="00107564" officeooo:paragraph-rsid="00107564" style:font-size-asian="18pt" style:font-size-complex="18pt"/>
    </style:style>
    <style:style style:name="P11" style:family="paragraph" style:parent-style-name="Standard">
      <style:paragraph-properties fo:text-align="center" style:justify-single-word="false"/>
      <style:text-properties fo:color="#000000" fo:font-size="18pt" officeooo:rsid="00107564" officeooo:paragraph-rsid="00107564" style:font-size-asian="18pt" style:font-size-complex="18pt"/>
    </style:style>
    <style:style style:name="P12" style:family="paragraph" style:parent-style-name="Standard">
      <style:text-properties fo:color="#000000"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4"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15"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16"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17"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18" style:family="paragraph" style:parent-style-name="Standard">
      <style:text-properties officeooo:paragraph-rsid="0005148c"/>
    </style:style>
    <style:style style:name="P19" style:family="paragraph" style:parent-style-name="Standard">
      <style:text-properties officeooo:paragraph-rsid="00107564"/>
    </style:style>
    <style:style style:name="P20"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21"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22" style:family="paragraph" style:parent-style-name="Standard">
      <style:text-properties fo:color="#002f6b" fo:font-size="18pt" officeooo:rsid="000f5342" officeooo:paragraph-rsid="0004476c" style:font-size-asian="18pt" style:font-size-complex="18pt"/>
    </style:style>
    <style:style style:name="P23" style:family="paragraph" style:parent-style-name="Standard">
      <style:text-properties fo:color="#002f6b" fo:font-size="18pt" officeooo:rsid="0012e612" officeooo:paragraph-rsid="0012e612" style:font-size-asian="18pt" style:font-size-complex="18pt"/>
    </style:style>
    <style:style style:name="P24" style:family="paragraph" style:parent-style-name="Standard">
      <style:paragraph-properties fo:text-align="start" style:justify-single-word="false"/>
      <style:text-properties fo:color="#002f6b" fo:font-size="18pt" officeooo:rsid="0016713d" officeooo:paragraph-rsid="0012e612" style:font-size-asian="18pt" style:font-size-complex="18pt"/>
    </style:style>
    <style:style style:name="P25"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26"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7"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8"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9"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30" style:family="paragraph" style:parent-style-name="Standard">
      <style:paragraph-properties fo:text-align="start" style:justify-single-word="false"/>
      <style:text-properties officeooo:paragraph-rsid="00169007"/>
    </style:style>
    <style:style style:name="P31" style:family="paragraph" style:parent-style-name="Standard">
      <style:paragraph-properties fo:text-align="center" style:justify-single-word="false"/>
      <style:text-properties officeooo:paragraph-rsid="0019f3a8"/>
    </style:style>
    <style:style style:name="P32" style:family="paragraph" style:parent-style-name="Standard">
      <style:paragraph-properties fo:text-align="center" style:justify-single-word="false"/>
      <style:text-properties officeooo:paragraph-rsid="001ffb1e"/>
    </style:style>
    <style:style style:name="P33" style:family="paragraph" style:parent-style-name="Standard">
      <style:paragraph-properties fo:text-align="center" style:justify-single-word="false"/>
      <style:text-properties officeooo:rsid="0019f3a8" officeooo:paragraph-rsid="0019f3a8"/>
    </style:style>
    <style:style style:name="P34" style:family="paragraph" style:parent-style-name="Standard">
      <style:paragraph-properties fo:text-align="center" style:justify-single-word="false"/>
      <style:text-properties officeooo:rsid="001a4cc7" officeooo:paragraph-rsid="001a4cc7"/>
    </style:style>
    <style:style style:name="P35" style:family="paragraph" style:parent-style-name="Standard">
      <style:paragraph-properties fo:text-align="center" style:justify-single-word="false"/>
      <style:text-properties officeooo:rsid="001bf3b8" officeooo:paragraph-rsid="001bf3b8"/>
    </style:style>
    <style:style style:name="P36" style:family="paragraph" style:parent-style-name="Standard">
      <style:paragraph-properties fo:text-align="center" style:justify-single-word="false"/>
      <style:text-properties officeooo:rsid="001bf3b8" officeooo:paragraph-rsid="001d31d1"/>
    </style:style>
    <style:style style:name="P37" style:family="paragraph" style:parent-style-name="Standard">
      <style:paragraph-properties fo:text-align="center" style:justify-single-word="false"/>
      <style:text-properties officeooo:rsid="001ffb1e" officeooo:paragraph-rsid="001ffb1e"/>
    </style:style>
    <style:style style:name="P38" style:family="paragraph" style:parent-style-name="Standard">
      <style:paragraph-properties fo:text-align="center" style:justify-single-word="false"/>
      <style:text-properties officeooo:rsid="0021a5c4" officeooo:paragraph-rsid="0021a5c4"/>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officeooo:rsid="0019f3a8" fo:background-color="transparent" loext:char-shading-value="0"/>
    </style:style>
    <style:style style:name="T18" style:family="text">
      <style:text-properties fo:color="#002f6b" fo:background-color="transparent" loext:char-shading-value="0"/>
    </style:style>
    <style:style style:name="T19" style:family="text">
      <style:text-properties fo:color="#002f6b" officeooo:rsid="001e1829"/>
    </style:style>
    <style:style style:name="T20" style:family="text">
      <style:text-properties fo:font-size="18pt" officeooo:rsid="0004240e" style:font-size-asian="18pt" style:font-size-complex="18pt"/>
    </style:style>
    <style:style style:name="T21" style:family="text">
      <style:text-properties fo:color="#000000" fo:font-size="18pt" style:font-size-asian="18pt" style:font-size-complex="18pt"/>
    </style:style>
    <style:style style:name="T22" style:family="text">
      <style:text-properties fo:color="#000000" fo:font-size="18pt" officeooo:rsid="0004339e" style:font-size-asian="18pt" style:font-size-complex="18pt"/>
    </style:style>
    <style:style style:name="T23" style:family="text">
      <style:text-properties fo:color="#000000" fo:font-size="18pt" officeooo:rsid="00107564" style:font-size-asian="18pt" style:font-size-complex="18pt"/>
    </style:style>
    <style:style style:name="T24" style:family="text">
      <style:text-properties fo:color="#000000" fo:font-size="18pt" officeooo:rsid="00169007" style:font-size-asian="18pt" style:font-size-complex="18pt"/>
    </style:style>
    <style:style style:name="T25" style:family="text">
      <style:text-properties fo:color="#000000" fo:font-size="18pt" officeooo:rsid="0017e36b" style:font-size-asian="18pt" style:font-size-complex="18pt"/>
    </style:style>
    <style:style style:name="T26" style:family="text">
      <style:text-properties fo:color="#000000" fo:font-size="18pt" officeooo:rsid="0019f3a8" style:font-size-asian="18pt" style:font-size-complex="18pt"/>
    </style:style>
    <style:style style:name="T27" style:family="text">
      <style:text-properties fo:color="#000000" fo:font-size="18pt" officeooo:rsid="001d31d1" style:font-size-asian="18pt" style:font-size-complex="18pt"/>
    </style:style>
    <style:style style:name="T28" style:family="text">
      <style:text-properties fo:color="#000000" fo:font-size="18pt" officeooo:rsid="0021e5a5" style:font-size-asian="18pt" style:font-size-complex="18pt"/>
    </style:style>
    <style:style style:name="T29" style:family="text">
      <style:text-properties fo:color="#000000" fo:font-size="18pt" officeooo:rsid="001ffb1e" style:font-size-asian="18pt" style:font-size-complex="18pt"/>
    </style:style>
    <style:style style:name="T30" style:family="text">
      <style:text-properties fo:color="#000000" fo:font-size="18pt" officeooo:rsid="0022db97" style:font-size-asian="18pt" style:font-size-complex="18pt"/>
    </style:style>
    <style:style style:name="T31" style:family="text">
      <style:text-properties officeooo:rsid="0004240e"/>
    </style:style>
    <style:style style:name="T32" style:family="text">
      <style:text-properties officeooo:rsid="000f5342"/>
    </style:style>
    <style:style style:name="T33" style:family="text">
      <style:text-properties officeooo:rsid="001129d4"/>
    </style:style>
    <style:style style:name="T34" style:family="text">
      <style:text-properties officeooo:rsid="00143c25"/>
    </style:style>
    <style:style style:name="T35" style:family="text">
      <style:text-properties fo:color="#c9211e" officeooo:rsid="00143c25"/>
    </style:style>
    <style:style style:name="T36" style:family="text">
      <style:text-properties officeooo:rsid="0015265c"/>
    </style:style>
    <style:style style:name="T37" style:family="text">
      <style:text-properties officeooo:rsid="00158d18"/>
    </style:style>
    <style:style style:name="T38" style:family="text">
      <style:text-properties officeooo:rsid="0016713d"/>
    </style:style>
    <style:style style:name="T39" style:family="text">
      <style:text-properties officeooo:rsid="00173988"/>
    </style:style>
    <style:style style:name="T40" style:family="text">
      <style:text-properties fo:color="#d62e4e" fo:font-size="18pt" officeooo:rsid="0019f3a8" style:font-size-asian="18pt" style:font-size-complex="18pt"/>
    </style:style>
    <style:style style:name="T41" style:family="text">
      <style:text-properties officeooo:rsid="001e1829"/>
    </style:style>
    <style:style style:name="T42" style:family="text">
      <style:text-properties fo:color="#ff0000" officeooo:rsid="001e1829"/>
    </style:style>
    <style:style style:name="T43" style:family="text">
      <style:text-properties officeooo:rsid="0021e5a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31">KC</text:span></text:p>
      <text:p text:style-name="P2"/>
      <text:p text:style-name="P4">Foundations Box model </text:p>
      <text:p text:style-name="P1"/>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5"><text:span text:style-name="T20">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6"><text:s text:c="4"/></text:p>
      <text:p text:style-name="P1">Would you use margin or padding if you wanted two elements to overlap each other? - <text:span text:style-name="T10">Margin because I would use negative values to draw them closer together.</text:span></text:p>
      <text:p text:style-name="P7"/>
      <text:h text:style-name="P20" text:outline-level="2">Block and Inline</text:h>
      <text:p text:style-name="P18"><text:span text:style-name="T3"><text:s/></text:span><text:span text:style-name="T22">What is the difference between a block element and an inline element? -</text:span><text:span text:style-name="T3"> </text:span><text:span text:style-name="T4">Block Elements appear stacked atop each other while inline elements appear in line with whatever they are placed beside. </text:span><text:soft-page-break/><text:span text:style-name="T4">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mixes characteristics from both.)</text:span><text:span text:style-name="T5">, an inline element cannot have a set width or height. </text:span></text:p>
      <text:p text:style-name="P8"/>
      <text:p text:style-name="P5"><text:span text:style-name="T22">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9"><text:s text:c="4"/></text:p>
      <text:p text:style-name="P9">Is an h1 block or inline? -<text:span text:style-name="T1"> </text:span><text:span text:style-name="T12">block</text:span></text:p>
      <text:p text:style-name="P9"><text:s text:c="4"/></text:p>
      <text:p text:style-name="P9">Is span block or inline? - <text:span text:style-name="T12">inline</text:span></text:p>
      <text:p text:style-name="P9"><text:s text:c="4"/></text:p>
      <text:p text:style-name="P9">Is button block or inline? - <text:span text:style-name="T12">inline</text:span></text:p>
      <text:p text:style-name="P9"><text:s text:c="4"/></text:p>
      <text:p text:style-name="P9">Is div block or inline? - <text:span text:style-name="T12">block</text:span></text:p>
      <text:p text:style-name="P22"/>
      <text:p text:style-name="P11"><text:span text:style-name="T32">I</text:span>ntroduction to Flexbox</text:p>
      <text:p text:style-name="P10"/>
      <text:p text:style-name="P19"><text:span text:style-name="T23">What’s the difference between a flex container and a flex item? - </text:span><text:span text:style-name="T7">A flex container is any element that has display: flex on it</text:span><text:span text:style-name="T23"> </text:span><text:span text:style-name="T7">(so basically the border and everything inside). While a flex item is any element that lives directly inside of a flex container.</text:span></text:p>
      <text:p text:style-name="P10"/>
      <text:p text:style-name="P10">How do you create a flex item? - <text:span text:style-name="T1">By adding a new div </text:span><text:span text:style-name="T13">to the HTML. This works as long as it is a child element of the flex property.</text:span></text:p>
      <text:p text:style-name="P12"><text:soft-page-break/><text:span text:style-name="T13">N</text:span><text:span text:style-name="T1">ote – Any element can be both a flex container and a flex item</text:span></text:p>
      <text:p text:style-name="P23"><draw:frame draw:style-name="fr1" draw:name="Image1" text:anchor-type="char" svg:width="6.9252in" svg:height="2.3799in" draw:z-index="0"><draw:image xlink:href="Pictures/10000201000003400000011E6383AF66B72856C7.png" xlink:type="simple" xlink:show="embed" xlink:actuate="onLoad" loext:mime-type="image/png"/></draw:frame></text:p>
      <text:p text:style-name="P13"><text:span text:style-name="T33">G</text:span>rowing and Shrinking</text:p>
      <text:p text:style-name="P13"/>
      <text:p text:style-name="P14">The flex declaration is actually a shorthand for 3 properties. <text:span text:style-name="T34">These affect how flex items size themselves within their container. They are flex-grow, flex-shrink and flex-basis. The default flex is flex-grow: 0, flex-shrink: 1, flex-basis: 0%. So when you put flex: 1 on a div you’re actually doing </text:span><text:span text:style-name="T35">flex-grow: 1</text:span><text:span text:style-name="T34">, flex-shrink: 1, flex-basis: 0%. </text:span><text:span text:style-name="T36">Flex-growth sets a growth factor on </text:span><text:span text:style-name="T37">items which can change multiple items one size or double/etc the size of one item compared to the others. Generally, you’re most likely to use declarations like flex: 1; to make divs grow evenly and flex-shrink: 0 to keep certain divs from shrinking.</text:span></text:p>
      <text:p text:style-name="P14"/>
      <text:p text:style-name="P26">flex-basis simply sets the initial size of a flex item, so any sort of flex-growing or flex-shrinking starts from that baseline size.</text:p>
      <text:p text:style-name="P13"/>
      <text:p text:style-name="P15">What are the 3 values defined in the shorthand flex property (e.g. flex: 1 1 auto)? - <text:span text:style-name="T14">In order from left to right, flex-grow flex-shrink flex basis.</text:span></text:p>
      <text:p text:style-name="P24"/>
      <text:p text:style-name="P16"/>
      <text:p text:style-name="P16"/>
      <text:p text:style-name="P16"><text:soft-page-break/><text:span text:style-name="T38">A</text:span>xes</text:p>
      <text:p text:style-name="P16"/>
      <text:p text:style-name="P16">The default direction for a flex container is horizontal, or row<text:span text:style-name="T39">(think rowing a bow which moves horizontally)</text:span>, but you can change the direction to vertical, or column<text:span text:style-name="T39">(think columns go up which is vertical)</text:span>.</text:p>
      <text:p text:style-name="P17"/>
      <text:p text:style-name="P17">How do you make flex items arrange themselves vertically instead of horizontally? - <text:span text:style-name="T15">You set the flex-direction to column</text:span></text:p>
      <text:p text:style-name="P17"/>
      <text:p text:style-name="P30"><text:span text:style-name="T24">In a column flex-container, what does flex-basis refer to? - </text:span><text:span text:style-name="T25">t</text:span><text:span text:style-name="T8">he base height <text:s/></text:span></text:p>
      <text:p text:style-name="P17"/>
      <text:p text:style-name="P17">In a row flex-container, what does flex-basis refer to? - <text:span text:style-name="T15">the base width </text:span></text:p>
      <text:p text:style-name="P17"/>
      <text:p text:style-name="P17">Why do the previous two questions have different answers? - <text:span text:style-name="T15">because the have different directional layouts </text:span><text:span text:style-name="T16">being vertical and horizontal respectively</text:span></text:p>
      <text:p text:style-name="P25"/>
      <text:h text:style-name="P21" text:outline-level="2">Alignment</text:h>
      <text:p text:style-name="P16"/>
      <text:p text:style-name="P31"><text:span text:style-name="T26">The flex property of </text:span><text:span text:style-name="T40">gap</text:span><text:span text:style-name="T26"> is relatively new but is similar to adding a margin to an item. Specifically it simply adds a specified space between flex items.</text:span></text:p>
      <text:p text:style-name="P31"><text:span text:style-name="T26"/></text:p>
      <text:p text:style-name="P33"><text:span text:style-name="T21">Flexbox is one-dimentional which means it deals with layout in one dimension at a time — either as a row or as a column. While CSS Grid is two-dimensional meaning it can control columns and rows together</text:span></text:p>
      <text:p text:style-name="P33"><text:span text:style-name="T21"/></text:p>
      <text:p text:style-name="P34"><text:soft-page-break/><text:span text:style-name="T21">Try to think about start and end rather than left and right when working with flexbox or grid.</text:span></text:p>
      <text:p text:style-name="P34"><text:span text:style-name="T21"/></text:p>
      <text:p text:style-name="P35"><text:span text:style-name="T21">Flex-flow is a combination of flex-direction and flex-wrap. It is a shorthand of the two properties and here is an example of the syntax - </text:span><text:span text:style-name="T30">&gt; </text:span><text:span text:style-name="T21">flex-flow: column no-wrap; As you can see the direction is first and then the wrap.</text:span></text:p>
      <text:p text:style-name="P35"><text:span text:style-name="T21"/></text:p>
      <text:p text:style-name="P36"><text:span text:style-name="T24">justify-content and align-items </text:span><text:span text:style-name="T27">need to be set on the flex container, not on the items themselves for it to work. Otherwise you are implying that you want the item be be another flex container and directing the flow of items inside of it.</text:span></text:p>
      <text:p text:style-name="P36"><text:span text:style-name="T27"/></text:p>
      <text:p text:style-name="P32"><text:span text:style-name="T27">O</text:span><text:span text:style-name="T29">ne of the ways you can avoid confusion in the future when using flex is to find out the flex-direction before trying to do anything else since that determines which selectors you need to use </text:span><text:span text:style-name="T28">by using margin auto left or right on the item</text:span></text:p>
      <text:p text:style-name="P37"><text:span text:style-name="T21"/></text:p>
      <text:p text:style-name="P38"><text:span text:style-name="T21">Items are treated as a group on the main axis (so no targeting a single item) </text:span><text:span text:style-name="T28">However you can use auto margins to separate individual items from the group.</text:span></text:p>
      <text:p text:style-name="P17"/>
      <text:p text:style-name="P30"><text:span text:style-name="T24"><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9"><text:s text:c="4"/></text:p>
      <text:p text:style-name="P29">How do you use flexbox to completely center a div inside a flex container? - <text:span text:style-name="T17">Use align-items: center; and </text:span><text:span text:style-name="T18">justify-content: center;</text:span></text:p>
      <text:p text:style-name="P29"><text:s text:c="4"/></text:p>
      <text:p text:style-name="P29"><text:soft-page-break/>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42">space</text:span><text:span text:style-name="T41">, i</text:span><text:span text:style-name="T19">tem 1, space, item 2, space, item 3,</text:span><text:span text:style-name="T41"> </text:span><text:span text:style-name="T42">space</text:span><text:span text:style-name="T41">, </text:span><text:span text:style-name="T19">finis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1-12-12T18:56:49.557563220</dc:date>
    <meta:editing-duration>PT5H29M10S</meta:editing-duration>
    <meta:editing-cycles>23</meta:editing-cycles>
    <meta:generator>LibreOffice/6.4.7.2$Linux_X86_64 LibreOffice_project/40$Build-2</meta:generator>
    <meta:document-statistic meta:table-count="0" meta:image-count="1" meta:object-count="0" meta:page-count="6" meta:paragraph-count="51" meta:word-count="1163" meta:character-count="6691" meta:non-whitespace-character-count="5507"/>
  </office:meta>
</office:document-meta>
</file>